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4pt" officeooo:rsid="0038fcb8" officeooo:paragraph-rsid="0038fcb8" style:font-size-asian="14pt" style:font-size-complex="14pt"/>
    </style:style>
    <style:style style:name="P2" style:family="paragraph" style:parent-style-name="Text_20_body" style:list-style-name="L1">
      <style:text-properties officeooo:rsid="0038fcb8" officeooo:paragraph-rsid="0038fcb8"/>
    </style:style>
    <style:style style:name="P3" style:family="paragraph" style:parent-style-name="Text_20_body" style:list-style-name="L1">
      <style:text-properties officeooo:rsid="003af86c" officeooo:paragraph-rsid="003af86c"/>
    </style:style>
    <style:style style:name="T1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echa: 2021202</text:h>
      <text:list xml:id="list2404675154" text:style-name="L1">
        <text:list-item>
          <text:p text:style-name="P3">Me hace falta agregar el editar a los clinetes</text:p>
        </text:list-item>
        <text:list-item>
          <text:p text:style-name="P3">seria interesante poder desplegar todos los clientes, crear pagination y que al darle click sobre el <text:s/>cliente se despliegue la información del mismo y se pueda editar si quiero hacerl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22:46:25.580971980</meta:creation-date>
    <meta:generator>LibreOffice/6.4.7.2$Linux_X86_64 LibreOffice_project/40$Build-2</meta:generator>
    <dc:date>2021-12-02T21:23:12.035776519</dc:date>
    <meta:editing-duration>PT20H18M33S</meta:editing-duration>
    <meta:editing-cycles>31</meta:editing-cycles>
    <meta:document-statistic meta:table-count="0" meta:image-count="0" meta:object-count="0" meta:page-count="1" meta:paragraph-count="3" meta:word-count="44" meta:character-count="247" meta:non-whitespace-character-count="208"/>
  </office:meta>
</office:document-meta>
</file>